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25999999999999pt" style:use-optimal-column-width="true"/>
    </style:style>
    <style:style style:name="ACOL-2" style:family="table-column">
      <style:table-column-properties style:column-width="176.25pt" style:use-optimal-column-width="false"/>
    </style:style>
    <style:style style:name="ACOL-3" style:family="table-column">
      <style:table-column-properties style:column-width="71.4888pt" style:use-optimal-column-width="true"/>
    </style:style>
    <style:style style:name="ACOL-4" style:family="table-column"/>
    <style:style style:name="AROW-1" style:family="table-row">
      <style:table-row-properties style:row-height="12.6432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.103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false">
        <office:forms form:automatic-focus="false" form:apply-design-mode="false">
          <form:form/>
        </office:forms>
        <table:table-column table:style-name="ACOL-1" table:number-columns-repeated="2"/>
        <table:table-column table:style-name="ACOL-2"/>
        <table:table-column table:style-name="ACOL-3"/>
        <table:table-column table:style-name="ACOL-1"/>
        <table:table-column table:style-name="ACOL-0" table:number-columns-repeated="123"/>
        <table:table-row table:style-name="AROW-1">
          <table:table-cell table:style-name="Gnumeric-default"/>
          <table:table-cell table:style-name="Gnumeric-default" office:value-type="string">
            <text:p>run number</text:p>
          </table:table-cell>
          <table:table-cell table:style-name="Gnumeric-default" office:value-type="string">
            <text:p>flags</text:p>
          </table:table-cell>
          <table:table-cell table:style-name="Gnumeric-default" office:value-type="string">
            <text:p>exicution time</text:p>
          </table:table-cell>
          <table:table-cell table:style-name="Gnumeric-default" office:value-type="string">
            <text:p>speed up</text:p>
          </table:table-cell>
          <table:table-cell table:number-columns-repeated="123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"-03"</text:p>
          </table:table-cell>
          <table:table-cell table:style-name="ACE-1" office:value-type="string">
            <text:p>40.1</text:p>
          </table:table-cell>
          <table:table-cell table:style-name="Gnumeric-default" office:value-type="float" office:value="1">
            <text:p>1</text:p>
          </table:table-cell>
          <table:table-cell table:number-columns-repeated="123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"-march = "native""</text:p>
          </table:table-cell>
          <table:table-cell table:style-name="ACE-1" office:value-type="string">
            <text:p>37.37</text:p>
          </table:table-cell>
          <table:table-cell table:style-name="Gnumeric-default" table:formula="of:=[.D2]/[.C3]" office:value-type="string" office:string-value="#VALUE!">
            <text:p>#VALUE!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3">
            <text:p>3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4">
            <text:p>4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5">
            <text:p>5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6">
            <text:p>6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7">
            <text:p>7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8">
            <text:p>8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9">
            <text:p>9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0">
            <text:p>10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1">
            <text:p>11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2">
            <text:p>12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3">
            <text:p>13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4">
            <text:p>14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5">
            <text:p>15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16">
            <text:p>16</text:p>
          </table:table-cell>
          <table:table-cell table:number-columns-repeated="126" table:style-name="Gnumeric-default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9">
          <gnm:selection gnm:start-col="4" gnm:start-row="9" gnm:end-col="4" gnm:end-row="9"/>
        </gnm:selections>
      </table:table>
      <table:table table:name="Sheet2" table:style-name="ta-1" table:print="fals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fals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90400000000005pt" svg:height="21.290400000000005pt" style:dynamic-spacing="true"/>
      </style:header-style>
      <style:footer-style>
        <style:header-footer-properties fo:border="none" style:shadow="none" fo:padding="0pt" fo:margin="0pt" fo:min-height="21.290400000000005pt" svg:height="21.2904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90400000000005pt" svg:height="21.290400000000005pt" style:dynamic-spacing="true"/>
      </style:header-style>
      <style:footer-style>
        <style:header-footer-properties fo:border="none" style:shadow="none" fo:padding="0pt" fo:margin="0pt" fo:min-height="21.290400000000005pt" svg:height="21.290400000000005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90400000000005pt" svg:height="21.290400000000005pt" style:dynamic-spacing="true"/>
      </style:header-style>
      <style:footer-style>
        <style:header-footer-properties fo:border="none" style:shadow="none" fo:padding="0pt" fo:margin="0pt" fo:min-height="21.290400000000005pt" svg:height="21.2904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alter Simson</dc:creator>
    <dc:date>2015-10-28T12:04:00Z</dc:date>
    <meta:creation-date>2015-10-28T12:40:15Z</meta:creation-date>
    <meta:editing-cycles>1</meta:editing-cycles>
    <meta:editing-duration>PT5M35S</meta:editing-duration>
    <meta:generator>gnumeric/1.12.23</meta:generator>
    <meta:initial-creator>Walter Simson</meta:initial-creator>
  </office:meta>
</office:document-meta>
</file>